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1in"/>
    </style:style>
    <style:style style:name="co3" style:family="table-column">
      <style:table-column-properties fo:break-before="auto" style:column-width="0.3728in"/>
    </style:style>
    <style:style style:name="co4" style:family="table-column">
      <style:table-column-properties fo:break-before="auto" style:column-width="1.6764in"/>
    </style:style>
    <style:style style:name="ro1" style:family="table-row">
      <style:table-row-properties style:row-height="0.2244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17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7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3">
      <style:table-cell-properties fo:background-color="#f9f9f9" style:text-align-source="fix" style:repeat-content="false" fo:border="0.06pt solid #000000"/>
      <style:paragraph-properties fo:text-align="center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3">
      <style:table-cell-properties fo:background-color="#ececec" style:text-align-source="fix" style:repeat-content="false" fo:border="0.06pt solid #000000"/>
      <style:paragraph-properties fo:text-align="center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9f9f9" style:text-align-source="fix" style:repeat-content="false" fo:border="0.06pt solid #000000"/>
      <style:paragraph-properties fo:text-align="end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cecec" style:text-align-source="fix" style:repeat-content="false" fo:border="0.06pt solid #000000"/>
      <style:paragraph-properties fo:text-align="end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9f9f9" fo:border="0.06pt solid #000000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cecec" fo:border="0.06pt solid #000000"/>
      <style:text-properties fo:color="#171717" style:text-outline="false" style:text-line-through-style="none" style:font-name="Times-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2" table:default-cell-style-name="ce7"/>
        <table:table-column table:style-name="co3" table:default-cell-style-name="ce1"/>
        <table:table-column table:style-name="co4" table:default-cell-style-name="ce9"/>
        <table:table-column table:style-name="co1" table:number-columns-repeated="4" table:default-cell-style-name="ce1"/>
        <table:table-row table:style-name="ro1">
          <table:table-cell table:style-name="ce1" office:value-type="string" calcext:value-type="string">
            <text:p>1. Round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18/08/2012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arsenal-fc-sunderland-afc/" xlink:type="simple">0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fulham-fc-norwich-city/" xlink:type="simple">5:0 (2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queens-park-rangers-swansea-city/" xlink:type="simple">0:5 (0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reading-fc-stoke-city/" xlink:type="simple">1:1 (0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west-bromwich-albion-liverpool-fc/" xlink:type="simple">3:0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west-ham-united-aston-villa/" xlink:type="simple">1:0 (1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newcastle-united-tottenham-hotspur/" xlink:type="simple">2:1 (0:0)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/08/2012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wigan-athletic-chelsea-fc/" xlink:type="simple">0:2 (0:2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manchester-city-southampton-fc/" xlink:type="simple">3:2 (1:0)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/08/2012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everton-fc-manchester-united/" xlink:type="simple">1:0 (0:0)</text:a></text:p>
          </table:table-cell>
          <table:table-cell table:style-name="ce2"/>
          <table:table-cell table:style-name="ce2" table:number-columns-spanned="2" table:number-rows-spanned="1"/>
          <table:covered-table-cell table:style-name="Default"/>
        </table:table-row>
        <table:table-row table:style-name="ro2">
          <table:table-cell table:style-name="Default" office:value-type="string" calcext:value-type="string">
            <text:p>2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25/08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swansea-city-west-ham-united/" xlink:type="simple">3:0 (2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aston-villa-everton-fc/" xlink:type="simple">1:3 (0:3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manchester-united-fulham-fc/" xlink:type="simple">3:2 (3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norwich-city-queens-park-rangers/" xlink:type="simple">1:1 (1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southampton-fc-wigan-athletic/" xlink:type="simple">0:2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tottenham-hotspur-west-bromwich-albion/" xlink:type="simple">1:1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chelsea-fc-newcastle-united/" xlink:type="simple">2:0 (2:0)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/08/2012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stoke-city-arsenal-fc/" xlink:type="simple">0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liverpool-fc-manchester-city/" xlink:type="simple">2:2 (1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11-12" calcext:value-type="date">
            <text:p>11/12/12</text:p>
          </table:table-cell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sunderland-afc-reading-fc/" xlink:type="simple">3:0 (2:0)</text:a></text:p>
          </table:table-cell>
          <table:table-cell table:style-name="ce2"/>
          <table:table-cell table:style-name="ce2" table:number-columns-spanned="2" table:number-rows-spanned="1"/>
          <table:covered-table-cell table:style-name="Default"/>
        </table:table-row>
        <table:table-row table:style-name="ro2">
          <table:table-cell table:style-name="Default" office:value-type="string" calcext:value-type="string">
            <text:p>3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22/08/2012</text:p>
          </table:table-cell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chelsea-fc-reading-fc/" xlink:type="simple">4:2 (1:2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1-09" calcext:value-type="date">
            <text:p>01/09/12</text:p>
          </table:table-cell>
          <table:table-cell table:style-name="ce6" office:value-type="time" office:time-value="PT12H45M00S" calcext:value-type="time">
            <text:p>12:45:00 PM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west-ham-united-fulham-fc/" xlink:type="simple">3:0 (3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swansea-city-sunderland-afc/" xlink:type="simple">2:2 (1:2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tottenham-hotspur-norwich-city/" xlink:type="simple">1:1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west-bromwich-albion-everton-fc/" xlink:type="simple">2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wigan-athletic-stoke-city/" xlink:type="simple">2:2 (1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manchester-city-queens-park-rangers/" xlink:type="simple">3:1 (1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2-09" calcext:value-type="date">
            <text:p>02/09/12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liverpool-fc-arsenal-fc/" xlink:type="simple">0:2 (0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newcastle-united-aston-villa/" xlink:type="simple">1:1 (0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southampton-fc-manchester-united/" xlink:type="simple">2:3 (1:1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4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15/09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norwich-city-west-ham-united/" xlink:type="simple">0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arsenal-fc-southampton-fc/" xlink:type="simple">6:1 (4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aston-villa-swansea-city/" xlink:type="simple">2:0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fulham-fc-west-bromwich-albion/" xlink:type="simple">3:0 (2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manchester-united-wigan-athletic/" xlink:type="simple">4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queens-park-rangers-chelsea-fc/" xlink:type="simple">0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stoke-city-manchester-city/" xlink:type="simple">1:1 (1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sunderland-afc-liverpool-fc/" xlink:type="simple">1:1 (1:0)</text:a>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16/09/2012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reading-fc-tottenham-hotspur/" xlink:type="simple">1:3 (0:1)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/09/2012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everton-fc-newcastle-united/" xlink:type="simple">2:2 (1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5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22/09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swansea-city-everton-fc/" xlink:type="simple">0:3 (0:2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chelsea-fc-stoke-city/" xlink:type="simple">1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southampton-fc-aston-villa/" xlink:type="simple">4:1 (0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west-bromwich-albion-reading-fc/" xlink:type="simple">1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west-ham-united-sunderland-afc/" xlink:type="simple">1:1 (0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wigan-athletic-fulham-fc/" xlink:type="simple">1:2 (0:1)</text:a>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23/09/20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liverpool-fc-manchester-united/" xlink:type="simple">1:2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newcastle-united-norwich-city/" xlink:type="simple">1:0 (1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manchester-city-arsenal-fc/" xlink:type="simple">1:1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tottenham-hotspur-queens-park-rangers/" xlink:type="simple">2:1 (0:1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Default" office:value-type="string" calcext:value-type="string">
            <text:p>6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29/09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arsenal-fc-chelsea-fc/" xlink:type="simple">1:2 (1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everton-fc-southampton-fc/" xlink:type="simple">3:1 (3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fulham-fc-manchester-city/" xlink:type="simple">1:2 (1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norwich-city-liverpool-fc/" xlink:type="simple">2:5 (0:2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reading-fc-newcastle-united/" xlink:type="simple">2:2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stoke-city-swansea-city/" xlink:type="simple">2:0 (2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sunderland-afc-wigan-athletic/" xlink:type="simple">1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manchester-united-tottenham-hotspur/" xlink:type="simple">2:3 (0:2)</text:a>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30/09/2012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aston-villa-west-bromwich-albion/" xlink:type="simple">1:1 (0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1-10" calcext:value-type="date">
            <text:p>01/10/12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queens-park-rangers-west-ham-united/" xlink:type="simple">1:2 (0:2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7. Round</text:p>
          </table:table-cell>
          <table:table-cell table:style-name="Default" table:number-columns-repeated="8"/>
        </table:table-row>
        <table:table-row table:style-name="ro1">
          <table:table-cell table:style-name="ce4" office:value-type="date" office:date-value="2012-06-10" calcext:value-type="date">
            <text:p>06/10/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manchester-city-sunderland-afc/" xlink:type="simple">3:0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chelsea-fc-norwich-city/" xlink:type="simple">4:1 (3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swansea-city-reading-fc/" xlink:type="simple">2:2 (0:2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west-bromwich-albion-queens-park-rangers/" xlink:type="simple">3:2 (2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wigan-athletic-everton-fc/" xlink:type="simple">2:2 (2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west-ham-united-arsenal-fc/" xlink:type="simple">1:3 (1:1)</text:a></text:p>
          </table:table-cell>
          <table:table-cell table:style-name="ce2" table:number-columns-repeated="3"/>
        </table:table-row>
        <table:table-row table:style-name="ro1">
          <table:table-cell table:style-name="ce4" office:value-type="date" office:date-value="2012-07-10" calcext:value-type="date">
            <text:p>07/10/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southampton-fc-fulham-fc/" xlink:type="simple">2:2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liverpool-fc-stoke-city/" xlink:type="simple">0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tottenham-hotspur-aston-villa/" xlink:type="simple">2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newcastle-united-manchester-united/" xlink:type="simple">0:3 (0:2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8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20/10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tottenham-hotspur-chelsea-fc/" xlink:type="simple">2:4 (0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fulham-fc-aston-villa/" xlink:type="simple">1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liverpool-fc-reading-fc/" xlink:type="simple">1:0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manchester-united-stoke-city/" xlink:type="simple">4:2 (2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swansea-city-wigan-athletic/" xlink:type="simple">2:1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2-2013-west-bromwich-albion-manchester-city/" xlink:type="simple">1:2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west-ham-united-southampton-fc/" xlink:type="simple">4:1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norwich-city-arsenal-fc/" xlink:type="simple">1:0 (1:0)</text:a>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21/10/20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sunderland-afc-newcastle-united/" xlink:type="simple">1:1 (0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queens-park-rangers-everton-fc/" xlink:type="simple">1:1 (1:1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2">
          <table:table-cell table:style-name="Default" office:value-type="string" calcext:value-type="string">
            <text:p>9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27/10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aston-villa-norwich-city/" xlink:type="simple">1:1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arsenal-fc-queens-park-rangers/" xlink:type="simple">1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reading-fc-fulham-fc/" xlink:type="simple">3:3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stoke-city-sunderland-afc/" xlink:type="simple">0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wigan-athletic-west-ham-united/" xlink:type="simple">2:1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manchester-city-swansea-city/" xlink:type="simple">1:0 (0:0)</text:a>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28/10/20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everton-fc-liverpool-fc/" xlink:type="simple">2:2 (2:2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newcastle-united-west-bromwich-albion/" xlink:type="simple">2:1 (1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southampton-fc-tottenham-hotspur/" xlink:type="simple">1:2 (0:2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chelsea-fc-manchester-united/" xlink:type="simple">2:3 (1:2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0. Round</text:p>
          </table:table-cell>
          <table:table-cell table:style-name="Default" table:number-columns-repeated="8"/>
        </table:table-row>
        <table:table-row table:style-name="ro1">
          <table:table-cell table:style-name="ce4" office:value-type="date" office:date-value="2012-03-11" calcext:value-type="date">
            <text:p>03/11/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manchester-united-arsenal-fc/" xlink:type="simple">2:1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fulham-fc-everton-fc/" xlink:type="simple">2:2 (1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2-2013-norwich-city-stoke-city/" xlink:type="simple">1:0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sunderland-afc-aston-villa/" xlink:type="simple">0:1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swansea-city-chelsea-fc/" xlink:type="simple">1:1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tottenham-hotspur-wigan-athletic/" xlink:type="simple">0:1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west-ham-united-manchester-city/" xlink:type="simple">0:0 (0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4-11" calcext:value-type="date">
            <text:p>04/11/12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queens-park-rangers-reading-fc/" xlink:type="simple">1:1 (0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liverpool-fc-newcastle-united/" xlink:type="simple">1:1 (0:1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05-11" calcext:value-type="date">
            <text:p>05/11/12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west-bromwich-albion-southampton-fc/" xlink:type="simple">2:0 (1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1. Round</text:p>
          </table:table-cell>
          <table:table-cell table:style-name="Default" table:number-columns-repeated="8"/>
        </table:table-row>
        <table:table-row table:style-name="ro1">
          <table:table-cell table:style-name="ce4" office:value-type="date" office:date-value="2012-10-11" calcext:value-type="date">
            <text:p>10/11/12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arsenal-fc-fulham-fc/" xlink:type="simple">3:3 (2:2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everton-fc-sunderland-afc/" xlink:type="simple">2:1 (0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reading-fc-norwich-city/" xlink:type="simple">0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southampton-fc-swansea-city/" xlink:type="simple">1:1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stoke-city-queens-park-rangers/" xlink:type="simple">1:0 (0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wigan-athletic-west-bromwich-albion/" xlink:type="simple">1:2 (1:2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aston-villa-manchester-united/" xlink:type="simple">2:3 (1:0)</text:a></text:p>
          </table:table-cell>
          <table:table-cell table:number-columns-repeated="3"/>
        </table:table-row>
        <table:table-row table:style-name="ro1">
          <table:table-cell table:style-name="ce3" office:value-type="date" office:date-value="2012-11-11" calcext:value-type="date">
            <text:p>11/11/12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manchester-city-tottenham-hotspur/" xlink:type="simple">2:1 (0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newcastle-united-west-ham-united/" xlink:type="simple">0:1 (0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chelsea-fc-liverpool-fc/" xlink:type="simple">1:1 (1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2. Round</text:p>
          </table:table-cell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17/11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arsenal-fc-tottenham-hotspur/" xlink:type="simple">5:2 (3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liverpool-fc-wigan-athletic/" xlink:type="simple">3:0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manchester-city-aston-villa/" xlink:type="simple">5:0 (1:0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newcastle-united-swansea-city/" xlink:type="simple">1:2 (0:0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queens-park-rangers-southampton-fc/" xlink:type="simple">1:3 (0:2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reading-fc-everton-fc/" xlink:type="simple">2:1 (0:1)</text:a></text:p>
          </table:table-cell>
          <table:table-cell table:style-name="ce2" table:number-columns-repeated="3"/>
        </table:table-row>
        <table:table-row table:style-name="ro1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west-bromwich-albion-chelsea-fc/" xlink:type="simple">2:1 (1:1)</text:a>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norwich-city-manchester-united/" xlink:type="simple">1:0 (0:0)</text:a>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18/11/2012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fulham-fc-sunderland-afc/" xlink:type="simple">1:3 (0:0)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9/11/2012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west-ham-united-stoke-city/" xlink:type="simple">1:1 (0:1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3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4/11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sunderland-afc-west-bromwich-albion/" xlink:type="simple">2:4 (0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everton-fc-norwich-city/" xlink:type="simple">1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manchester-united-queens-park-rangers/" xlink:type="simple">3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stoke-city-fulham-fc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wigan-athletic-reading-fc/" xlink:type="simple">3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aston-villa-arsenal-fc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25/11/20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swansea-city-liverpool-fc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2-2013-southampton-fc-newcastle-united/" xlink:type="simple">2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chelsea-fc-manchester-city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tottenham-hotspur-west-ham-united/" xlink:type="simple">3:1 (1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14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7/11/2012</text:p>
          </table:table-cell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sunderland-afc-queens-park-rangers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aston-villa-reading-fc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28/11/2012</text:p>
          </table:table-cell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southampton-fc-norwich-city/" xlink:type="simple">1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2-2013-stoke-city-newcastle-united/" xlink:type="simple">2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swansea-city-west-bromwich-albion/" xlink:type="simple">3:1 (3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tottenham-hotspur-liverpool-fc/" xlink:type="simple">2:1 (2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chelsea-fc-fulham-fc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everton-fc-arsenal-fc/" xlink:type="simple">1:1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manchester-united-west-ham-united/" xlink:type="simple">1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wigan-athletic-manchester-city/" xlink:type="simple">0:2 (0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15.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2-01-12" calcext:value-type="date">
            <text:p>01/12/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west-ham-united-chelsea-fc/" xlink:type="simple">3:1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arsenal-fc-swansea-city/" xlink:type="simple">0:2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fulham-fc-tottenham-hotspur/" xlink:type="simple">0:3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liverpool-fc-southampton-fc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manchester-city-everton-fc/" xlink:type="simple">1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queens-park-rangers-aston-villa/" xlink:type="simple">1:1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2-2013-west-bromwich-albion-stoke-city/" xlink:type="simple">0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reading-fc-manchester-united/" xlink:type="simple">3:4 (3:4)</text:a></text:p>
          </table:table-cell>
          <table:table-cell table:style-name="ce2" table:number-columns-repeated="3"/>
        </table:table-row>
        <table:table-row table:style-name="ro3">
          <table:table-cell table:style-name="ce4" office:value-type="date" office:date-value="2012-02-12" calcext:value-type="date">
            <text:p>02/12/12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norwich-city-sunderland-afc/" xlink:type="simple">2:1 (2:1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2-03-12" calcext:value-type="date">
            <text:p>03/12/12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newcastle-united-wigan-athletic/" xlink:type="simple">3:0 (2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16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2-08-12" calcext:value-type="date">
            <text:p>08/12/12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arsenal-fc-west-bromwich-albion/" xlink:type="simple">2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aston-villa-stoke-city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southampton-fc-reading-fc/" xlink:type="simple">1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sunderland-afc-chelsea-fc/" xlink:type="simple">1:3 (0:2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swansea-city-norwich-city/" xlink:type="simple">3:4 (0:3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wigan-athletic-queens-park-rangers/" xlink:type="simple">2:2 (1:1)</text:a></text:p>
          </table:table-cell>
          <table:table-cell table:style-name="ce2" table:number-columns-repeated="3"/>
        </table:table-row>
        <table:table-row table:style-name="ro3">
          <table:table-cell table:style-name="ce4" office:value-type="date" office:date-value="2012-09-12" calcext:value-type="date">
            <text:p>09/12/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manchester-city-manchester-united/" xlink:type="simple">2:3 (0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everton-fc-tottenham-hotspur/" xlink:type="simple">2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west-ham-united-liverpool-fc/" xlink:type="simple">2:3 (2:1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2-10-12" calcext:value-type="date">
            <text:p>10/12/12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2-2013-fulham-fc-newcastle-united/" xlink:type="simple">2:1 (1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4">
          <table:table-cell table:style-name="Default" office:value-type="string" calcext:value-type="string">
            <text:p>17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15/12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newcastle-united-manchester-city/" xlink:type="simple">1:3 (0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liverpool-fc-aston-villa/" xlink:type="simple">1:3 (0:2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manchester-united-sunderland-afc/" xlink:type="simple">3:1 (2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norwich-city-wigan-athletic/" xlink:type="simple">2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queens-park-rangers-fulham-fc/" xlink:type="simple">2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stoke-city-everton-fc/" xlink:type="simple">1:1 (0:1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16/12/20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tottenham-hotspur-swansea-city/" xlink:type="simple">1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2-2013-west-bromwich-albion-west-ham-united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17/12/2012</text:p>
          </table:table-cell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reading-fc-arsenal-fc/" xlink:type="simple">2:5 (0:3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6/01/2013</text:p>
          </table:table-cell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chelsea-fc-southampton-fc/" xlink:type="simple">2:2 (2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18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2/12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wigan-athletic-arsenal-fc/" xlink:type="simple">0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manchester-city-reading-fc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newcastle-united-queens-park-rangers/" xlink:type="simple">1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southampton-fc-sunderland-afc/" xlink:type="simple">0:1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2-2013-tottenham-hotspur-stoke-city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west-bromwich-albion-norwich-city/" xlink:type="simple">2:1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west-ham-united-everton-fc/" xlink:type="simple">1:2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liverpool-fc-fulham-fc/" xlink:type="simple">4:0 (2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23/12/20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swansea-city-manchester-united/" xlink:type="simple">1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chelsea-fc-aston-villa/" xlink:type="simple">8:0 (3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19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6/12/2012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everton-fc-wigan-athletic/" xlink:type="simple">2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fulham-fc-southampton-fc/" xlink:type="simple">1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manchester-united-newcastle-united/" xlink:type="simple">4:3 (1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norwich-city-chelsea-fc/" xlink:type="simple">0:1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queens-park-rangers-west-bromwich-albion/" xlink:type="simple">1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reading-fc-swansea-city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sunderland-afc-manchester-city/" xlink:type="simple">1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aston-villa-tottenham-hotspur/" xlink:type="simple">0:4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stoke-city-liverpool-fc/" xlink:type="simple">3:1 (2:1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3/01/2013</text:p>
          </table:table-cell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arsenal-fc-west-ham-united/" xlink:type="simple">5:1 (1:1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20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9/12/2012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sunderland-afc-tottenham-hotspur/" xlink:type="simple">1:2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aston-villa-wigan-athletic/" xlink:type="simple">0:3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fulham-fc-swansea-city/" xlink:type="simple">1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manchester-united-west-bromwich-albion/" xlink:type="simple">2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norwich-city-manchester-city/" xlink:type="simple">3:4 (1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2-2013-reading-fc-west-ham-united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stoke-city-southampton-fc/" xlink:type="simple">3:3 (1:3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2-2013-arsenal-fc-newcastle-united/" xlink:type="simple">7:3 (1:1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30/12/2012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everton-fc-chelsea-fc/" xlink:type="simple">1:2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queens-park-rangers-liverpool-fc/" xlink:type="simple">0:3 (0:3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21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01-01" calcext:value-type="date">
            <text:p>01/01/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west-bromwich-albion-fulham-fc/" xlink:type="simple">1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manchester-city-stoke-city/" xlink:type="simple">3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swansea-city-aston-villa/" xlink:type="simple">2:2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tottenham-hotspur-reading-fc/" xlink:type="simple">3:1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west-ham-united-norwich-city/" xlink:type="simple">2:1 (2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wigan-athletic-manchester-united/" xlink:type="simple">0:4 (0:2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southampton-fc-arsenal-fc/" xlink:type="simple">1:1 (1:1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2-01" calcext:value-type="date">
            <text:p>02/01/13</text:p>
          </table:table-cell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chelsea-fc-queens-park-rangers/" xlink:type="simple">0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liverpool-fc-sunderland-afc/" xlink:type="simple">3:0 (2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newcastle-united-everton-fc/" xlink:type="simple">1:2 (1:1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22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12-01" calcext:value-type="date">
            <text:p>12/01/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queens-park-rangers-tottenham-hotspur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aston-villa-southampton-fc/" xlink:type="simple">0:1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everton-fc-swansea-city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fulham-fc-wigan-athletic/" xlink:type="simple">1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norwich-city-newcastle-united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reading-fc-west-bromwich-albion/" xlink:type="simple">3:2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stoke-city-chelsea-fc/" xlink:type="simple">0:4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2-2013-sunderland-afc-west-ham-united/" xlink:type="simple">3:0 (1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13/01/2013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manchester-united-liverpool-fc/" xlink:type="simple">2:1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2-2013-arsenal-fc-manchester-city/" xlink:type="simple">0:2 (0:2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4">
          <table:table-cell table:style-name="Default" office:value-type="string" calcext:value-type="string">
            <text:p>23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19/01/20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liverpool-fc-norwich-city/" xlink:type="simple">5:0 (2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manchester-city-fulham-fc/" xlink:type="simple">2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newcastle-united-reading-fc/" xlink:type="simple">1:2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swansea-city-stoke-city/" xlink:type="simple">3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west-ham-united-queens-park-rangers/" xlink:type="simple">1:1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wigan-athletic-sunderland-afc/" xlink:type="simple">2:3 (1:3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west-bromwich-albion-aston-villa/" xlink:type="simple">2:2 (0:2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0/01/2013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chelsea-fc-arsenal-fc/" xlink:type="simple">2:1 (2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tottenham-hotspur-manchester-united/" xlink:type="simple">1:1 (0:1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1/01/20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southampton-fc-everton-fc/" xlink:type="simple">0:0 (0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24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9/01/2013</text:p>
          </table:table-cell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aston-villa-newcastle-united/" xlink:type="simple">1:2 (0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2-2013-queens-park-rangers-manchester-city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stoke-city-wigan-athletic/" xlink:type="simple">2:2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sunderland-afc-swansea-city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30/01/2013</text:p>
          </table:table-cell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arsenal-fc-liverpool-fc/" xlink:type="simple">2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norwich-city-tottenham-hotspur/" xlink:type="simple">1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everton-fc-west-bromwich-albion/" xlink:type="simple">2:1 (2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manchester-united-southampton-fc/" xlink:type="simple">2:1 (2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20H00M00S" calcext:value-type="time">
            <text:p>08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reading-fc-chelsea-fc/" xlink:type="simple">2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fulham-fc-west-ham-united/" xlink:type="simple">3:1 (1:0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25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02-02" calcext:value-type="date">
            <text:p>02/02/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queens-park-rangers-norwich-city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arsenal-fc-stoke-city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everton-fc-aston-villa/" xlink:type="simple">3:3 (1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newcastle-united-chelsea-fc/" xlink:type="simple">3:2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reading-fc-sunderland-afc/" xlink:type="simple">2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west-ham-united-swansea-city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wigan-athletic-southampton-fc/" xlink:type="simple">2:2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fulham-fc-manchester-united/" xlink:type="simple">0:1 (0:0)</text:a></text:p>
          </table:table-cell>
          <table:table-cell table:style-name="ce2" table:number-columns-repeated="3"/>
        </table:table-row>
        <table:table-row table:style-name="ro3">
          <table:table-cell table:style-name="ce4" office:value-type="date" office:date-value="2013-03-02" calcext:value-type="date">
            <text:p>03/02/13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west-bromwich-albion-tottenham-hotspur/" xlink:type="simple">0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manchester-city-liverpool-fc/" xlink:type="simple">2:2 (1:1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26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09-02" calcext:value-type="date">
            <text:p>09/02/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tottenham-hotspur-newcastle-united/" xlink:type="simple">2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chelsea-fc-wigan-athletic/" xlink:type="simple">4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<text:a xlink:href="http://www.worldfootball.net/report/premier-league-2012-2013-norwich-city-fulham-fc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stoke-city-reading-fc/" xlink:type="simple">2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sunderland-afc-arsenal-fc/" xlink:type="simple">0:1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swansea-city-queens-park-rangers/" xlink:type="simple">4:1 (2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southampton-fc-manchester-city/" xlink:type="simple">3:1 (2:1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10-02" calcext:value-type="date">
            <text:p>10/02/13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<text:a xlink:href="http://www.worldfootball.net/report/premier-league-2012-2013-aston-villa-west-ham-united/" xlink:type="simple">2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manchester-united-everton-fc/" xlink:type="simple">2:0 (2:0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11-02" calcext:value-type="date">
            <text:p>11/02/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liverpool-fc-west-bromwich-albion/" xlink:type="simple">0:2 (0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27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17/02/20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liverpool-fc-swansea-city/" xlink:type="simple">5:0 (1:0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3/02/2013</text:p>
          </table:table-cell>
          <table:table-cell table:style-name="ce6" office:value-type="time" office:time-value="PT12H45M00S" calcext:value-type="time">
            <text:p>12:45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fulham-fc-stoke-city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arsenal-fc-aston-villa/" xlink:type="simple">2:1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norwich-city-everton-fc/" xlink:type="simple">2:1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queens-park-rangers-manchester-united/" xlink:type="simple">0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reading-fc-wigan-athletic/" xlink:type="simple">0:3 (0:2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west-bromwich-albion-sunderland-afc/" xlink:type="simple">2:1 (1:0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4/02/2013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manchester-city-chelsea-fc/" xlink:type="simple">2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newcastle-united-southampton-fc/" xlink:type="simple">4:2 (2:1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5/02/20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west-ham-united-tottenham-hotspur/" xlink:type="simple">2:3 (1:1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28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02-03" calcext:value-type="date">
            <text:p>02/03/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chelsea-fc-west-bromwich-albion/" xlink:type="simple">1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everton-fc-reading-fc/" xlink:type="simple">3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manchester-united-norwich-city/" xlink:type="simple">4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southampton-fc-queens-park-rangers/" xlink:type="simple">1:2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stoke-city-west-ham-united/" xlink:type="simple">0:1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sunderland-afc-fulham-fc/" xlink:type="simple">2:2 (1:2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swansea-city-newcastle-united/" xlink:type="simple">1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wigan-athletic-liverpool-fc/" xlink:type="simple">0:4 (0:3)</text:a></text:p>
          </table:table-cell>
          <table:table-cell table:style-name="ce2" table:number-columns-repeated="3"/>
        </table:table-row>
        <table:table-row table:style-name="ro3">
          <table:table-cell table:style-name="ce4" office:value-type="date" office:date-value="2013-03-03" calcext:value-type="date">
            <text:p>03/03/13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tottenham-hotspur-arsenal-fc/" xlink:type="simple">2:1 (2:0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4-03" calcext:value-type="date">
            <text:p>04/03/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2-2013-aston-villa-manchester-city/" xlink:type="simple">0:1 (0:1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4">
          <table:table-cell table:style-name="Default" office:value-type="string" calcext:value-type="string">
            <text:p>29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09-03" calcext:value-type="date">
            <text:p>09/03/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norwich-city-southampton-fc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queens-park-rangers-sunderland-afc/" xlink:type="simple">3:1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reading-fc-aston-villa/" xlink:type="simple">1:2 (1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west-bromwich-albion-swansea-city/" xlink:type="simple">2:1 (1:1)</text:a></text:p>
          </table:table-cell>
          <table:table-cell table:style-name="ce2" table:number-columns-repeated="3"/>
        </table:table-row>
        <table:table-row table:style-name="ro3">
          <table:table-cell table:style-name="ce4" office:value-type="date" office:date-value="2013-10-03" calcext:value-type="date">
            <text:p>10/03/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2-2013-newcastle-united-stoke-city/" xlink:type="simple">2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liverpool-fc-tottenham-hotspur/" xlink:type="simple">3:2 (1:1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16/04/2013</text:p>
          </table:table-cell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arsenal-fc-everton-fc/" xlink:type="simple">0:0 (0:0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7/04/2013</text:p>
          </table:table-cell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manchester-city-wigan-athletic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west-ham-united-manchester-united/" xlink:type="simple">2:2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fulham-fc-chelsea-fc/" xlink:type="simple">0:3 (0:2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30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16/03/20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everton-fc-manchester-city/" xlink:type="simple">2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aston-villa-queens-park-rangers/" xlink:type="simple">3:2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southampton-fc-liverpool-fc/" xlink:type="simple">3:1 (2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stoke-city-west-bromwich-albion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swansea-city-arsenal-fc/" xlink:type="simple">0:2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manchester-united-reading-fc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17/03/2013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sunderland-afc-norwich-city/" xlink:type="simple">1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tottenham-hotspur-fulham-fc/" xlink:type="simple">0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chelsea-fc-west-ham-united/" xlink:type="simple">2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2-2013-wigan-athletic-newcastle-united/" xlink:type="simple">2:1 (1:0)</text:a></text:p>
          </table:table-cell>
          <table:table-cell table:style-name="ce2" table:number-columns-spanned="3" table:number-rows-spanned="1"/>
          <table:covered-table-cell table:number-columns-repeated="2" table:style-name="Default"/>
        </table:table-row>
        <table:table-row table:style-name="ro4">
          <table:table-cell table:style-name="Default" office:value-type="string" calcext:value-type="string">
            <text:p>31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30/03/20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sunderland-afc-manchester-united/" xlink:type="simple">0:1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arsenal-fc-reading-fc/" xlink:type="simple">4:1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manchester-city-newcastle-united/" xlink:type="simple">4:0 (2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<text:a xlink:href="http://www.worldfootball.net/report/premier-league-2012-2013-southampton-fc-chelsea-fc/" xlink:type="simple">2:1 (2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swansea-city-tottenham-hotspur/" xlink:type="simple">1:2 (0:2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ham-united/" xlink:type="simple">West Ham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west-ham-united-west-bromwich-albion/" xlink:type="simple">3:1 (2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wigan-athletic-norwich-city/" xlink:type="simple">1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<text:a xlink:href="http://www.worldfootball.net/report/premier-league-2012-2013-everton-fc-stoke-city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31/03/2013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<text:a xlink:href="http://www.worldfootball.net/report/premier-league-2012-2013-aston-villa-liverpool-fc/" xlink:type="simple">1:2 (1:0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1-04" calcext:value-type="date">
            <text:p>01/04/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fulham-fc-queens-park-rangers/" xlink:type="simple">3:2 (3:1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32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06-04" calcext:value-type="date">
            <text:p>06/04/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reading-fc-southampton-fc/" xlink:type="simple">0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norwich-city-swansea-city/" xlink:type="simple">2:2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<text:a xlink:href="http://www.worldfootball.net/report/premier-league-2012-2013-stoke-city-aston-villa/" xlink:type="simple">1:3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west-bromwich-albion-arsenal-fc/" xlink:type="simple">1:2 (0:1)</text:a></text:p>
          </table:table-cell>
          <table:table-cell table:style-name="ce2" table:number-columns-repeated="3"/>
        </table:table-row>
        <table:table-row table:style-name="ro3">
          <table:table-cell table:style-name="ce4" office:value-type="date" office:date-value="2013-07-04" calcext:value-type="date">
            <text:p>07/04/13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liverpool-fc-west-ham-united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4H05M00S" calcext:value-type="time">
            <text:p>02:05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tottenham-hotspur-everton-fc/" xlink:type="simple">2:2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chelsea-fc-sunderland-afc/" xlink:type="simple">2:1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newcastle-united-fulham-fc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10M00S" calcext:value-type="time">
            <text:p>04:1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queens-park-rangers-wigan-athletic/" xlink:type="simple">1:1 (0:0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8-04" calcext:value-type="date">
            <text:p>08/04/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manchester-united-manchester-city/" xlink:type="simple">1:2 (0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33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13/04/20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arsenal-fc-norwich-city/" xlink:type="simple">3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aston-villa-fulham-fc/" xlink:type="simple">1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everton-fc-queens-park-rangers/" xlink:type="simple">2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reading-fc-liverpool-fc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southampton-fc-west-ham-united/" xlink:type="simple">1:1 (0:0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14/04/2013</text:p>
          </table:table-cell>
          <table:table-cell table:style-name="ce6" office:value-type="time" office:time-value="PT12H00M00S" calcext:value-type="time">
            <text:p>12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<text:a xlink:href="http://www.worldfootball.net/report/premier-league-2012-2013-newcastle-united-sunderland-afc/" xlink:type="simple">0:3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4H05M00S" calcext:value-type="time">
            <text:p>02:05:00 PM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stoke-city-manchester-united/" xlink:type="simple">0:2 (0:1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7-05" calcext:value-type="date">
            <text:p>07/05/13</text:p>
          </table:table-cell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<text:a xlink:href="http://www.worldfootball.net/report/premier-league-2012-2013-manchester-city-west-bromwich-albion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<text:a xlink:href="http://www.worldfootball.net/report/premier-league-2012-2013-wigan-athletic-swansea-city/" xlink:type="simple">2:3 (1:0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8-05" calcext:value-type="date">
            <text:p>08/05/13</text:p>
          </table:table-cell>
          <table:table-cell table:style-name="ce6" office:value-type="time" office:time-value="PT19H45M00S" calcext:value-type="time">
            <text:p>07:45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chelsea-fc-tottenham-hotspur/" xlink:type="simple">2:2 (2:1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34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0/04/20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fulham-fc-arsenal-fc/" xlink:type="simple">0:1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<text:a xlink:href="http://www.worldfootball.net/report/premier-league-2012-2013-norwich-city-reading-fc/" xlink:type="simple">2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2-2013-queens-park-rangers-stoke-city/" xlink:type="simple">0:2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sunderland-afc-everton-fc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swansea-city-southampton-fc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2-2013-west-bromwich-albion-newcastle-united/" xlink:type="simple">1:1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west-ham-united-wigan-athletic/" xlink:type="simple">2:0 (1:0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1/04/2013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>
            <text:p><text:a xlink:href="http://www.worldfootball.net/report/premier-league-2012-2013-tottenham-hotspur-manchester-city/" xlink:type="simple">3:1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liverpool-fc/" xlink:type="simple">Liverpoo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liverpool-fc-chelsea-fc/" xlink:type="simple">2:2 (0:1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2/04/20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manchester-united-aston-villa/" xlink:type="simple">3:0 (3:0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35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27/04/20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manchester-city-west-ham-united/" xlink:type="simple">2:1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everton-fc-fulham-fc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southampton-fc-west-bromwich-albion/" xlink:type="simple">0:3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<text:a xlink:href="http://www.worldfootball.net/report/premier-league-2012-2013-stoke-city-norwich-city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<text:a xlink:href="http://www.worldfootball.net/report/premier-league-2012-2013-wigan-athletic-tottenham-hotspur/" xlink:type="simple">2:2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newcastle-united-liverpool-fc/" xlink:type="simple">0:6 (0:2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28/04/2013</text:p>
          </table:table-cell>
          <table:table-cell office:value-type="time" office:time-value="PT13H30M00S" calcext:value-type="time">
            <text:p>01:30:00 PM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<text:a xlink:href="http://www.worldfootball.net/report/premier-league-2012-2013-reading-fc-queens-park-rangers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chelsea-fc/" xlink:type="simple">Chelsea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chelsea-fc-swansea-city/" xlink:type="simple">2:0 (2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<text:a xlink:href="http://www.worldfootball.net/report/premier-league-2012-2013-arsenal-fc-manchester-united/" xlink:type="simple">1:1 (1:1)</text:a>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9/04/20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aston-villa-sunderland-afc/" xlink:type="simple">6:1 (2:1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36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04-05" calcext:value-type="date">
            <text:p>04/05/13</text:p>
          </table:table-cell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fulham-fc/" xlink:type="simple">Fulham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fulham-fc-reading-fc/" xlink:type="simple">2:4 (0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norwich-city/" xlink:type="simple">Norwich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>
            <text:p><text:a xlink:href="http://www.worldfootball.net/report/premier-league-2012-2013-norwich-city-aston-villa/" xlink:type="simple">1:2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wansea-city/" xlink:type="simple">Swansea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<text:a xlink:href="http://www.worldfootball.net/report/premier-league-2012-2013-swansea-city-manchester-city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<text:a xlink:href="http://www.worldfootball.net/report/premier-league-2012-2013-west-bromwich-albion-wigan-athletic/" xlink:type="simple">2:3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ewcastle-united/" xlink:type="simple">Newcastle United</text:a></text:p>
          </table:table-cell>
          <table:table-cell office:value-type="string" calcext:value-type="string">
            <text:p><text:a xlink:href="http://www.worldfootball.net/report/premier-league-2012-2013-west-ham-united-newcastle-united/" xlink:type="simple">0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30M00S" calcext:value-type="time">
            <text:p>03:30:00 PM</text:p>
          </table:table-cell>
          <table:table-cell table:style-name="ce8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outhampton-fc/" xlink:type="simple">Southampton FC</text:a></text:p>
          </table:table-cell>
          <table:table-cell table:style-name="ce2" office:value-type="string" calcext:value-type="string">
            <text:p><text:a xlink:href="http://www.worldfootball.net/report/premier-league-2012-2013-tottenham-hotspur-southampton-fc/" xlink:type="simple">1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7H30M00S" calcext:value-type="time">
            <text:p>05:30:00 PM</text:p>
          </table:table-cell>
          <table:table-cell office:value-type="string" calcext:value-type="string">
            <text:p><text:a xlink:href="http://www.worldfootball.net/teams/queens-park-rangers/" xlink:type="simple">Queens Park Rangers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<text:a xlink:href="http://www.worldfootball.net/report/premier-league-2012-2013-queens-park-rangers-arsenal-fc/" xlink:type="simple">0:1 (0:1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5-05" calcext:value-type="date">
            <text:p>05/05/13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everton-fc/" xlink:type="simple">Everton FC</text:a></text:p>
          </table:table-cell>
          <table:table-cell table:style-name="ce2" office:value-type="string" calcext:value-type="string">
            <text:p><text:a xlink:href="http://www.worldfootball.net/report/premier-league-2012-2013-liverpool-fc-everton-fc/" xlink:type="simple">0:0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manchester-united/" xlink:type="simple">Manchester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manchester-united-chelsea-fc/" xlink:type="simple">0:1 (0:0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06-05" calcext:value-type="date">
            <text:p>06/05/13</text:p>
          </table:table-cell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sunderland-afc/" xlink:type="simple">Sunderland A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sunderland-afc-stoke-city/" xlink:type="simple">1:1 (0:1)</text:a></text:p>
          </table:table-cell>
          <table:covered-table-cell table:number-columns-repeated="3" table:style-name="Default"/>
        </table:table-row>
        <table:table-row table:style-name="ro4">
          <table:table-cell table:style-name="Default" office:value-type="string" calcext:value-type="string">
            <text:p>37. Round</text:p>
          </table:table-cell>
          <table:table-cell table:style-name="Default" table:number-columns-repeated="8"/>
        </table:table-row>
        <table:table-row table:style-name="ro3">
          <table:table-cell table:style-name="ce4" office:value-type="date" office:date-value="2013-11-05" calcext:value-type="date">
            <text:p>11/05/13</text:p>
          </table:table-cell>
          <table:table-cell office:value-type="time" office:time-value="PT12H45M00S" calcext:value-type="time">
            <text:p>12:45:00 PM</text:p>
          </table:table-cell>
          <table:table-cell office:value-type="string" calcext:value-type="string">
            <text:p><text:a xlink:href="http://www.worldfootball.net/teams/aston-villa/" xlink:type="simple">Aston Villa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<text:a xlink:href="http://www.worldfootball.net/report/premier-league-2012-2013-aston-villa-chelsea-fc/" xlink:type="simple">1:2 (1:0)</text:a></text:p>
          </table:table-cell>
          <table:table-cell table:number-columns-repeated="3"/>
        </table:table-row>
        <table:table-row table:style-name="ro3">
          <table:table-cell table:style-name="ce3" office:value-type="date" office:date-value="2013-12-05" calcext:value-type="date">
            <text:p>12/05/13</text:p>
          </table:table-cell>
          <table:table-cell table:style-name="ce6" office:value-type="time" office:time-value="PT13H30M00S" calcext:value-type="time">
            <text:p>01:30:00 PM</text:p>
          </table:table-cell>
          <table:table-cell table:style-name="ce8" office:value-type="string" calcext:value-type="string">
            <text:p><text:a xlink:href="http://www.worldfootball.net/teams/stoke-city/" xlink:type="simple">Stoke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tottenham-hotspur/" xlink:type="simple">Tottenham Hotspur</text:a></text:p>
          </table:table-cell>
          <table:table-cell table:style-name="ce2" office:value-type="string" calcext:value-type="string">
            <text:p><text:a xlink:href="http://www.worldfootball.net/report/premier-league-2012-2013-stoke-city-tottenham-hotspur/" xlink:type="simple">1:2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<text:a xlink:href="http://www.worldfootball.net/report/premier-league-2012-2013-everton-fc-west-ham-united/" xlink:type="simple">2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<text:a xlink:href="http://www.worldfootball.net/report/premier-league-2012-2013-fulham-fc-liverpool-fc/" xlink:type="simple">1:3 (1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est-bromwich-albion/" xlink:type="simple">West Bromwich Albion</text:a></text:p>
          </table:table-cell>
          <table:table-cell office:value-type="string" calcext:value-type="string">
            <text:p><text:a xlink:href="http://www.worldfootball.net/report/premier-league-2012-2013-norwich-city-west-bromwich-albion/" xlink:type="simple">4:0 (1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5H00M00S" calcext:value-type="time">
            <text:p>03:00:00 PM</text:p>
          </table:table-cell>
          <table:table-cell table:style-name="ce8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<text:a xlink:href="http://www.worldfootball.net/report/premier-league-2012-2013-queens-park-rangers-newcastle-united/" xlink:type="simple">1:2 (1:2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5H00M00S" calcext:value-type="time">
            <text:p>03:00:00 PM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<text:a xlink:href="http://www.worldfootball.net/report/premier-league-2012-2013-sunderland-afc-southampton-fc/" xlink:type="simple">1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<text:a xlink:href="http://www.worldfootball.net/report/premier-league-2012-2013-manchester-united-swansea-city/" xlink:type="simple">2:1 (1:0)</text:a></text:p>
          </table:table-cell>
          <table:table-cell table:style-name="ce2" table:number-columns-repeated="3"/>
        </table:table-row>
        <table:table-row table:style-name="ro3">
          <table:table-cell table:style-name="ce1" office:value-type="string" calcext:value-type="string">
            <text:p>14/05/2013</text:p>
          </table:table-cell>
          <table:table-cell office:value-type="time" office:time-value="PT19H45M00S" calcext:value-type="time">
            <text:p>07:45:00 PM</text:p>
          </table:table-cell>
          <table:table-cell office:value-type="string" calcext:value-type="string">
            <text:p><text:a xlink:href="http://www.worldfootball.net/teams/arsenal-fc/" xlink:type="simple">Arsenal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wigan-athletic/" xlink:type="simple">Wigan Athletic</text:a></text:p>
          </table:table-cell>
          <table:table-cell office:value-type="string" calcext:value-type="string">
            <text:p><text:a xlink:href="http://www.worldfootball.net/report/premier-league-2012-2013-arsenal-fc-wigan-athletic/" xlink:type="simple">4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20H00M00S" calcext:value-type="time">
            <text:p>08:00:00 PM</text:p>
          </table:table-cell>
          <table:table-cell table:style-name="ce8" office:value-type="string" calcext:value-type="string">
            <text:p><text:a xlink:href="http://www.worldfootball.net/teams/reading-fc/" xlink:type="simple">Reading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city/" xlink:type="simple">Manchester City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reading-fc-manchester-city/" xlink:type="simple">0:2 (0:1)</text:a></text:p>
          </table:table-cell>
          <table:covered-table-cell table:number-columns-repeated="3" table:style-name="Default"/>
        </table:table-row>
        <table:table-row table:style-name="ro2">
          <table:table-cell table:style-name="Default" office:value-type="string" calcext:value-type="string">
            <text:p>38. Round</text:p>
          </table:table-cell>
          <table:table-cell table:style-name="Default" table:number-columns-repeated="8"/>
        </table:table-row>
        <table:table-row table:style-name="ro3">
          <table:table-cell table:style-name="ce1" office:value-type="string" calcext:value-type="string">
            <text:p>19/05/2013</text:p>
          </table:table-cell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chelsea-fc/" xlink:type="simple">Chelsea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everton-fc/" xlink:type="simple">Everton FC</text:a></text:p>
          </table:table-cell>
          <table:table-cell office:value-type="string" calcext:value-type="string">
            <text:p><text:a xlink:href="http://www.worldfootball.net/report/premier-league-2012-2013-chelsea-fc-everton-fc/" xlink:type="simple">2:1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liverpool-fc/" xlink:type="simple">Liverpool F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queens-park-rangers/" xlink:type="simple">Queens Park Rangers</text:a></text:p>
          </table:table-cell>
          <table:table-cell table:style-name="ce2" office:value-type="string" calcext:value-type="string">
            <text:p><text:a xlink:href="http://www.worldfootball.net/report/premier-league-2012-2013-liverpool-fc-queens-park-rangers/" xlink:type="simple">1:0 (1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manchester-city/" xlink:type="simple">Manchester City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norwich-city/" xlink:type="simple">Norwich City</text:a></text:p>
          </table:table-cell>
          <table:table-cell office:value-type="string" calcext:value-type="string">
            <text:p><text:a xlink:href="http://www.worldfootball.net/report/premier-league-2012-2013-manchester-city-norwich-city/" xlink:type="simple">2:3 (1:1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newcastle-united/" xlink:type="simple">Newcastle United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rsenal-fc/" xlink:type="simple">Arsenal FC</text:a></text:p>
          </table:table-cell>
          <table:table-cell table:style-name="ce2" office:value-type="string" calcext:value-type="string">
            <text:p><text:a xlink:href="http://www.worldfootball.net/report/premier-league-2012-2013-newcastle-united-arsenal-fc/" xlink:type="simple">0:1 (0:0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southampton-fc/" xlink:type="simple">Southampton FC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toke-city/" xlink:type="simple">Stoke City</text:a></text:p>
          </table:table-cell>
          <table:table-cell office:value-type="string" calcext:value-type="string">
            <text:p><text:a xlink:href="http://www.worldfootball.net/report/premier-league-2012-2013-southampton-fc-stoke-city/" xlink:type="simple">1:1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swansea-city/" xlink:type="simple">Swansea City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fulham-fc/" xlink:type="simple">Fulham FC</text:a></text:p>
          </table:table-cell>
          <table:table-cell table:style-name="ce2" office:value-type="string" calcext:value-type="string">
            <text:p><text:a xlink:href="http://www.worldfootball.net/report/premier-league-2012-2013-swansea-city-fulham-fc/" xlink:type="simple">0:3 (0:1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tottenham-hotspur/" xlink:type="simple">Tottenham Hotspur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sunderland-afc/" xlink:type="simple">Sunderland AFC</text:a></text:p>
          </table:table-cell>
          <table:table-cell office:value-type="string" calcext:value-type="string">
            <text:p><text:a xlink:href="http://www.worldfootball.net/report/premier-league-2012-2013-tottenham-hotspur-sunderland-afc/" xlink:type="simple">1:0 (0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west-bromwich-albion/" xlink:type="simple">West Bromwich Albion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manchester-united/" xlink:type="simple">Manchester United</text:a></text:p>
          </table:table-cell>
          <table:table-cell table:style-name="ce2" office:value-type="string" calcext:value-type="string">
            <text:p><text:a xlink:href="http://www.worldfootball.net/report/premier-league-2012-2013-west-bromwich-albion-manchester-united/" xlink:type="simple">5:5 (1:3)</text:a></text:p>
          </table:table-cell>
          <table:table-cell table:style-name="ce2" table:number-columns-repeated="3"/>
        </table:table-row>
        <table:table-row table:style-name="ro3">
          <table:table-cell table:style-name="ce1"/>
          <table:table-cell office:value-type="time" office:time-value="PT16H00M00S" calcext:value-type="time">
            <text:p>04:00:00 PM</text:p>
          </table:table-cell>
          <table:table-cell office:value-type="string" calcext:value-type="string">
            <text:p><text:a xlink:href="http://www.worldfootball.net/teams/west-ham-united/" xlink:type="simple">West Ham United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www.worldfootball.net/teams/reading-fc/" xlink:type="simple">Reading FC</text:a></text:p>
          </table:table-cell>
          <table:table-cell office:value-type="string" calcext:value-type="string">
            <text:p><text:a xlink:href="http://www.worldfootball.net/report/premier-league-2012-2013-west-ham-united-reading-fc/" xlink:type="simple">4:2 (2:0)</text:a>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time" office:time-value="PT16H00M00S" calcext:value-type="time">
            <text:p>04:00:00 PM</text:p>
          </table:table-cell>
          <table:table-cell table:style-name="ce8" office:value-type="string" calcext:value-type="string">
            <text:p><text:a xlink:href="http://www.worldfootball.net/teams/wigan-athletic/" xlink:type="simple">Wigan Athletic</text:a></text:p>
          </table:table-cell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<text:a xlink:href="http://www.worldfootball.net/teams/aston-villa/" xlink:type="simple">Aston Villa</text:a></text:p>
          </table:table-cell>
          <table:table-cell table:style-name="ce2" office:value-type="string" calcext:value-type="string" table:number-columns-spanned="4" table:number-rows-spanned="1">
            <text:p><text:a xlink:href="http://www.worldfootball.net/report/premier-league-2012-2013-wigan-athletic-aston-villa/" xlink:type="simple">2:2 (2:1)</text:a></text:p>
          </table:table-cell>
          <table:covered-table-cell table:number-columns-repeated="3"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Times-Roman" svg:font-family="Times-Roman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3">00/00/0000</text:date>, <text:time style:data-style-name="N2" text:time-value="0000-00-00T10:48:31.0803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2T17:23:18.113815000</meta:creation-date>
    <dc:date>2014-04-13T11:06:10.385036000</dc:date>
    <meta:editing-duration>PT16H6M53S</meta:editing-duration>
    <meta:editing-cycles>7</meta:editing-cycles>
    <meta:generator>LibreOffice/4.1.4.2$MacOSX_x86 LibreOffice_project/0a0440ccc0227ad9829de5f46be37cfb6edcf72</meta:generator>
    <meta:document-statistic meta:table-count="1" meta:cell-count="2039" meta:object-count="0"/>
  </office:meta>
</office:document-meta>
</file>